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5.666cm" style:rel-column-width="2184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 style:list-style-name="L1">
      <style:text-properties fo:font-style="normal" style:font-style-asian="normal" style:font-style-complex="normal"/>
    </style:style>
    <style:style style:name="P11" style:family="paragraph" style:parent-style-name="Heading_20_1">
      <style:text-properties fo:font-size="9pt" style:font-size-asian="9pt" style:font-size-complex="9pt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4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ISTEMA</text:p>
      <text:p text:style-name="Standard"/>
      <text:p text:style-name="Standard"/>
      <text:p text:style-name="P4">PLAN DE ITERACION 7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p text:style-name="P9">Actividades de la iteración</text:p>
      <text:p text:style-name="Standard"/>
      <text:list text:style-name="L1">
        <text:list-item>
          <text:p text:style-name="P10">Implementar paquetes de petición requeridos; basados en el protocolo de comunicación, ajustando las respuestas si es necesario.</text:p>
        </text:list-item>
        <text:list-item>
          <text:p text:style-name="P10">Implementar elementos necesarios para llevar a cabo la generación de un proyecto desde el cliente</text:p>
        </text:list-item>
        <text:list-item>
          <text:p text:style-name="P10">Implementar validación de usuarios</text:p>
        </text:list-item>
      </text:list>
      <text:p text:style-name="Standard"/>
      <text:p text:style-name="Standard"/>
      <text:p text:style-name="P9">Asignación de actividades</text:p>
      <text:p text:style-name="Standard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h text:style-name="P11" text:outline-level="1">RESPONSABLE</text:h>
          </table:table-cell>
          <table:table-cell table:style-name="Table3.A1" office:value-type="string">
            <text:h text:style-name="P11" text:outline-level="1">ACTIVIDAD</text:h>
          </table:table-cell>
          <table:table-cell table:style-name="Table3.C1" office:value-type="string">
            <text:h text:style-name="P11" text:outline-level="1">COMENTARIOS</text:h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Implementar paquetes de petición requeridos basados en el protocolo de comunicación, ajustando las respuestas si es necesario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Implementar paquetes de petición requeridos basados en el protocolo de comunicación, ajustando las respuestas si es necesario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Implementar elementos necesarios para llevar a cabo la generación de un proyecto desde el cliente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Implementar validación de usuarios</text:p>
          </table:table-cell>
          <table:table-cell table:style-name="Table3.C2" office:value-type="string">
            <text:p text:style-name="Table_20_Contents"/>
          </table:table-cell>
        </table:table-row>
      </table:table>
      <text:p text:style-name="Standard"/>
      <text:p text:style-name="P7"/>
      <text:p text:style-name="P13"/>
      <text:p text:style-name="P14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5">David Cuadrado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</table:table>
      <text:p text:style-name="P13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7T12:18:32</meta:creation-date>
    <dc:creator>David Cuadrado</dc:creator>
    <dc:date>2007-02-07T12:31:41</dc:date>
    <dc:language>es-CO</dc:language>
    <meta:editing-cycles>18</meta:editing-cycles>
    <meta:editing-duration>PT13M9S</meta:editing-duration>
    <meta:template xlink:type="simple" xlink:actuate="onRequest" xlink:role="template" xlink:href="../../../../.ooo-2.0/user/template/ktoon_plan_de_iteracion.ott" xlink:title="ktoon_plan_de_iteracion" meta:date="2007-02-07T12:18:32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31" meta:word-count="138" meta:character-count="985"/>
  </office:meta>
</office:document-meta>
</file>